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1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Birthday Problem Workshe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mulates the probability of two individuals out of a population of n sharing the same birthday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mula from the Wikipedia page about the Birthday Problem, https://en.wikipedia.org/wiki/Birthday_proble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exact probability involves calculating over the possible number of permutations and involves large exponents. 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formula we use here is an approximation explained in the wikipedia article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 more information see www.cityschema.org/model_id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ify formula against the example in the Wikipedia page, and using the wofram calculator at <text:a xlink:href="https://www.wolframalpha.com/input?i=birthday+problem+calculator" xlink:type="simple">https://www.wolframalpha.com/input?i=birthday+problem+calculator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p (n)</text:p>
          </table:table-cell>
          <table:table-cell table:style-name="ce2" office:value-type="string" calcext:value-type="string">
            <text:p>Days (d)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/>
          <table:table-cell table:style-name="ce2" table:number-columns-repeated="58"/>
        </table:table-row>
        <table:table-row table:style-name="ro1">
          <table:table-cell office:value-type="string" calcext:value-type="string">
            <text:p>Example from wikipedia 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table:formula="of:=1 - EXP(-(([.C11]^2)/(2*[.D11])))" office:value-type="float" office:value="0.515509538061517" calcext:value-type="float">
            <text:p>0.515509538061517</text:p>
          </table:table-cell>
          <table:table-cell office:value-type="string" calcext:value-type="string">
            <text:p>1 in 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ram Birthday Calcula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1 - EXP(-(([.C12]^2)/(2*[.D12])))" office:value-type="float" office:value="0.048770575499286" calcext:value-type="float">
            <text:p>0.048770575499286</text:p>
          </table:table-cell>
          <table:table-cell office:value-type="string" calcext:value-type="string">
            <text:p>4 out of 10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imulate the probability of encountering a duplicate ID given a string of characters of a given lengt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case of a UUID which uses 32 hexidecimal digits 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characterset</text:p>
          </table:table-cell>
          <table:table-cell table:style-name="ce2" office:value-type="string" calcext:value-type="string">
            <text:p>StringLength</text:p>
          </table:table-cell>
          <table:table-cell table:style-name="ce2" office:value-type="string" calcext:value-type="string">
            <text:p>Possible N of Models</text:p>
          </table:table-cell>
          <table:table-cell table:style-name="ce2" office:value-type="string" calcext:value-type="string">
            <text:p>Possible unique IDs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 office:value-type="string" calcext:value-type="string">
            <text:p>Expressed as “Chance of 1 in X”</text:p>
          </table:table-cell>
          <table:table-cell table:style-name="ce2"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000000" calcext:value-type="float">
            <text:p>15000000</text:p>
          </table:table-cell>
          <table:table-cell table:formula="of:=[.A20]^[.B20]" office:value-type="float" office:value="3.40282366920938E+038" calcext:value-type="float">
            <text:p>3.40282366920938E+038</text:p>
          </table:table-cell>
          <table:table-cell table:style-name="ce3" table:formula="of:=1 - EXP(-(([.C20]^2)/(2*[.D20])))" office:value-type="float" office:value="0" calcext:value-type="float">
            <text:p>0.00E+00</text:p>
          </table:table-cell>
          <table:table-cell office:value-type="string" calcext:value-type="string">
            <text:p>Virtually 0 chance</text:p>
          </table:table-cell>
          <table:table-cell office:value-type="string" calcext:value-type="string">
            <text:p>This is roughly a UUID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000000" calcext:value-type="float">
            <text:p>8000000</text:p>
          </table:table-cell>
          <table:table-cell table:formula="of:=[.A23]^[.B23]" office:value-type="float" office:value="4.73838133832162E+018" calcext:value-type="float">
            <text:p>4.73838133832162E+018</text:p>
          </table:table-cell>
          <table:table-cell table:formula="of:=1 - EXP(-(([.C23]^2)/(2*[.D23])))" office:value-type="float" office:value="0.00000675333825239655" calcext:value-type="float">
            <text:p>6.75333825239655E-06</text:p>
          </table:table-cell>
          <table:table-cell office:value-type="string" calcext:value-type="string">
            <text:p>1 in 2,000,000,00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5000000" calcext:value-type="float">
            <text:p>15000000</text:p>
          </table:table-cell>
          <table:table-cell table:formula="of:=[.A24]^[.B24]" office:value-type="float" office:value="2.21073919720733E+023" calcext:value-type="float">
            <text:p>2.21073919720733E+023</text:p>
          </table:table-cell>
          <table:table-cell table:style-name="ce1" table:formula="of:=1 - EXP(-(([.C24]^2)/(2*[.D24])))" office:value-type="float" office:value="0.000000000508879605121138" calcext:value-type="float">
            <text:p>5.08879605121138E-10</text:p>
          </table:table-cell>
          <table:table-cell office:value-type="string" calcext:value-type="string">
            <text:p>1 in 2,000,000,00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table:formula="of:=[.A25]^[.B25]" office:value-type="float" office:value="78364164096" calcext:value-type="float">
            <text:p>78364164096</text:p>
          </table:table-cell>
          <table:table-cell table:formula="of:=1 - EXP(-(([.C25]^2)/(2*[.D25])))" office:value-type="float" office:value="0.0158246225357557" calcext:value-type="float">
            <text:p>0.015824622535756</text:p>
          </table:table-cell>
          <table:table-cell office:value-type="string" calcext:value-type="string">
            <text:p>6 in 100</text:p>
          </table:table-cell>
          <table:table-cell table:number-columns-repeated="58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8:57:04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4:39:36.581000000</meta:creation-date>
    <meta:generator>LibreOffice/6.3.6.2$Windows_X86_64 LibreOffice_project/2196df99b074d8a661f4036fca8fa0cbfa33a497</meta:generator>
    <dc:date>2023-02-10T09:34:13.429000000</dc:date>
    <meta:editing-duration>P9DT11H13M41S</meta:editing-duration>
    <meta:editing-cycles>9</meta:editing-cycles>
    <meta:document-statistic meta:table-count="1" meta:cell-count="55" meta:object-count="0"/>
  </office:meta>
</office:document-meta>
</file>